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bg" fo:country="BG" officeooo:rsid="000d03b5" officeooo:paragraph-rsid="000d03b5"/>
    </style:style>
    <style:style style:name="P2" style:family="paragraph" style:parent-style-name="Standard">
      <style:text-properties fo:language="bg" fo:country="BG" officeooo:rsid="000eeb71" officeooo:paragraph-rsid="000eeb71"/>
    </style:style>
    <style:style style:name="P3" style:family="paragraph" style:parent-style-name="Standard">
      <style:text-properties fo:language="bg" fo:country="BG" officeooo:rsid="000f1e26" officeooo:paragraph-rsid="000f1e26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f1e26"/>
    </style:style>
    <style:style style:name="T3" style:family="text">
      <style:text-properties fo:language="en" fo:country="US" officeooo:rsid="00105fa3"/>
    </style:style>
    <style:style style:name="T4" style:family="text">
      <style:text-properties fo:language="en" fo:country="US" officeooo:rsid="001286f4"/>
    </style:style>
    <style:style style:name="T5" style:family="text">
      <style:text-properties officeooo:rsid="000eeb71"/>
    </style:style>
    <style:style style:name="T6" style:family="text">
      <style:text-properties officeooo:rsid="000f1e26"/>
    </style:style>
    <style:style style:name="T7" style:family="text">
      <style:text-properties officeooo:rsid="00105fa3"/>
    </style:style>
    <style:style style:name="T8" style:family="text">
      <style:text-properties officeooo:rsid="001286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кончателен план за формат на състезание <text:span text:style-name="T1">,,</text:span>За тортата на директора“ по история</text:p>
      <text:p text:style-name="P1"/>
      <text:p text:style-name="P1">1.Формат на индивидуалното състезание</text:p>
      <text:p text:style-name="P1"><text:tab/>А<text:span text:style-name="T1">)</text:span>продължителност-1 блок</text:p>
      <text:p text:style-name="P1"><text:tab/>Б<text:span text:style-name="T1">)</text:span>групи-6 възрастови групи:5 клас;6 клас;7 клас;8клас;9-11 клас;10-12 клас</text:p>
      <text:p text:style-name="P1"><text:tab/>В<text:span text:style-name="T1">)</text:span>задачи-тестът ще се състои от 12 въпроса с отворен отговор,като <text:span text:style-name="T8">общият брой точки на <text:tab/>всички задачи е</text:span> <text:span text:style-name="T8">60</text:span>. <text:span text:style-name="T5">Тестът ще е върху материала, изучаван в съответния клас.</text:span></text:p>
      <text:p text:style-name="P1"/>
      <text:p text:style-name="P2"/>
      <text:p text:style-name="P2">2.Формат на отборното състезание</text:p>
      <text:p text:style-name="P2"><text:tab/>А<text:span text:style-name="T1">)</text:span><text:span text:style-name="T6">о</text:span>тборната част е под формата на викторина</text:p>
      <text:p text:style-name="P2"><text:tab/>Б<text:span text:style-name="T1">)</text:span>отбори по 5-6 човека<text:span text:style-name="T4">,</text:span><text:span text:style-name="T8">които ще бъдат разпределени от организаторите. Идеята е във <text:s/><text:tab/>всеки отбор да има по един участник от <text:s/>всяка възрастова група</text:span></text:p>
      <text:p text:style-name="P2"><text:tab/><text:span text:style-name="T6">В</text:span><text:span text:style-name="T2">)</text:span><text:span text:style-name="T6">викторината ще се състои върху всички епохи на световната история</text:span></text:p>
      <text:p text:style-name="P3"><text:tab/><text:span text:style-name="T7">Г</text:span><text:span text:style-name="T3">)</text:span><text:span text:style-name="T7">отборното и индивидуалното състезание ще се проведат в различни дни</text:span></text:p>
      <text:p text:style-name="P3"/>
      <text:p text:style-name="P3"/>
      <text:p text:style-name="P3">3.Резултатите</text:p>
      <text:p text:style-name="P3"><text:tab/>А<text:span text:style-name="T1">)</text:span>Резултатите ще бъдат оповестени около седмица след състезанието.</text:p>
      <text:p text:style-name="P3"><text:tab/><text:span text:style-name="T8">Б</text:span><text:span text:style-name="T4">)</text:span><text:span text:style-name="T8">Наградите ще са под формата на медали и торта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7T22:16:46.156000000</meta:creation-date>
    <dc:date>2019-12-08T14:18:00.602000000</dc:date>
    <meta:editing-duration>PT2H16M7S</meta:editing-duration>
    <meta:editing-cycles>4</meta:editing-cycles>
    <meta:generator>LibreOffice/6.2.0.3$Windows_X86_64 LibreOffice_project/98c6a8a1c6c7b144ce3cc729e34964b47ce25d62</meta:generator>
    <meta:document-statistic meta:table-count="0" meta:image-count="0" meta:object-count="0" meta:page-count="1" meta:paragraph-count="13" meta:word-count="125" meta:character-count="871" meta:non-whitespace-character-count="746"/>
  </office:meta>
</office:document-meta>
</file>